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adornments="Regular" style:font-family-generic="swiss"/>
    <style:font-face style:name="Arial Unicode MS1" svg:font-family="'Arial Unicode M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agraph-properties fo:text-align="start"/>
      <style:text-properties style:text-line-through-style="none" style:text-line-through-type="none" style:font-name="Arial" fo:font-style="normal" style:text-underline-style="none"/>
    </style:style>
    <style:style style:name="P2" style:family="paragraph">
      <style:paragraph-properties fo:text-align="start"/>
    </style:style>
    <style:style style:name="P3" style:family="paragraph">
      <loext:graphic-properties draw:fill="none" draw:fill-color="#ffffff"/>
      <style:paragraph-properties style:writing-mode="lr-tb"/>
      <style:text-properties style:font-name="Arial1" fo:font-size="6pt" style:font-size-asian="6pt" style:font-size-complex="6pt"/>
    </style:style>
    <style:style style:name="P4" style:family="paragraph">
      <style:paragraph-properties fo:text-align="start"/>
    </style:style>
    <style:style style:name="P5" style:family="paragraph">
      <loext:graphic-properties draw:fill="none" draw:fill-color="#ffffff"/>
      <style:paragraph-properties fo:text-align="end" style:writing-mode="lr-tb"/>
      <style:text-properties style:font-name="Arial1" fo:font-size="6pt" style:font-size-asian="6pt" style:font-size-complex="6pt"/>
    </style:style>
    <style:style style:name="P6" style:family="paragraph">
      <style:paragraph-properties fo:text-align="center"/>
    </style:style>
    <style:style style:name="P7" style:family="paragraph">
      <loext:graphic-properties draw:fill="none" draw:fill-color="#ffffff"/>
      <style:paragraph-properties style:writing-mode="lr-tb"/>
      <style:text-properties fo:font-size="9pt" style:font-size-asian="9pt" style:font-size-complex="9pt"/>
    </style:style>
    <style:style style:name="P8" style:family="paragraph">
      <loext:graphic-properties draw:fill="none" draw:fill-color="#ffffff"/>
      <style:paragraph-properties style:writing-mode="lr-tb"/>
      <style:text-properties style:font-name="Arial1" fo:font-size="8pt" style:font-size-asian="8pt" style:font-size-complex="8pt"/>
    </style:style>
    <style:style style:name="P9" style:family="paragraph">
      <style:paragraph-properties fo:text-align="start"/>
      <style:text-properties style:font-name="Arial"/>
    </style:style>
    <style:style style:name="P10" style:family="paragraph">
      <loext:graphic-properties draw:fill="none" draw:fill-color="#ffffff"/>
      <style:paragraph-properties fo:text-align="center" style:writing-mode="lr-tb"/>
      <style:text-properties style:font-name="Arial1" fo:font-size="24pt" style:font-size-asian="24pt" style:font-size-complex="24pt"/>
    </style:style>
    <style:style style:name="T1" style:family="text">
      <style:text-properties style:font-name="Arial1" fo:font-size="6pt" style:font-size-asian="6pt" style:font-size-complex="6pt"/>
    </style:style>
    <style:style style:name="T2" style:family="text">
      <style:text-properties fo:font-size="9pt" style:font-size-asian="9pt" style:font-size-complex="9pt"/>
    </style:style>
    <style:style style:name="T3" style:family="text">
      <style:text-properties style:font-name="Arial1" fo:font-size="8pt" style:font-size-asian="8pt" style:font-size-complex="8pt"/>
    </style:style>
    <style:style style:name="T4" style:family="text">
      <style:text-properties style:font-name="Arial1" fo:font-size="24pt" style:font-size-asian="24pt" style:font-size-complex="24pt"/>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1972in" style:run-through="foreground" style:wrap="parallel"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vertical-align="bottom"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PhoneNumber" form:control-implementation="ooo:com.sun.star.form.component.FixedText" xml:id="control1" form:id="control1" form:label="Téléphone*:" form:for="control2"/>
          <form:text form:name="PhoneNumberField" form:control-implementation="ooo:com.sun.star.form.component.TextField" xml:id="control2" form:id="control2"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Email" form:control-implementation="ooo:com.sun.star.form.component.FixedText" xml:id="control3" form:id="control3" form:label="Email*:" form:for="control4"/>
          <form:text form:name="EmailField" form:control-implementation="ooo:com.sun.star.form.component.TextField" xml:id="control4" form:id="control4"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LastName" form:control-implementation="ooo:com.sun.star.form.component.FixedText" xml:id="control5" form:id="control5" form:label="Nom*:" form:for="control6"/>
          <form:text form:name="LastNameField" form:control-implementation="ooo:com.sun.star.form.component.TextField" xml:id="control6" form:id="control6" form:tab-index="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FirstName" form:control-implementation="ooo:com.sun.star.form.component.FixedText" xml:id="control7" form:id="control7" form:label="Prénom*:" form:for="control8"/>
          <form:text form:name="FirstNameField" form:control-implementation="ooo:com.sun.star.form.component.TextField" xml:id="control8" form:id="control8"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Gender" form:control-implementation="ooo:com.sun.star.form.component.FixedText" xml:id="control9" form:id="control9" form:label="Genre:" form:for="control30,control31"/>
          <form:fixed-text form:name="BirthYear" form:control-implementation="ooo:com.sun.star.form.component.FixedText" xml:id="control10" form:id="control10" form:label="Année de naissance:" form:for="control11"/>
          <form:text form:name="BirthYearField" form:control-implementation="ooo:com.sun.star.form.component.TextField" xml:id="control11" form:id="control11" form:tab-index="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TelegramId" form:control-implementation="ooo:com.sun.star.form.component.FixedText" xml:id="control12" form:id="control12" form:label="Telegram:" form:for="control13"/>
          <form:text form:name="TelegramIdField" form:control-implementation="ooo:com.sun.star.form.component.TextField" xml:id="control13" form:id="control13"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PseudoCb" form:control-implementation="ooo:com.sun.star.form.component.FixedText" xml:id="control14" form:id="control14" form:label="Pseudo Cibi:" form:for="control15"/>
          <form:text form:name="PseudoCbField" form:control-implementation="ooo:com.sun.star.form.component.TextField" xml:id="control15" form:id="control15"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City" form:control-implementation="ooo:com.sun.star.form.component.FixedText" xml:id="control16" form:id="control16" form:label="Commune*:" form:for="control17"/>
          <form:text form:name="CityField" form:control-implementation="ooo:com.sun.star.form.component.TextField" xml:id="control17" form:id="control17"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Address" form:control-implementation="ooo:com.sun.star.form.component.FixedText" xml:id="control18" form:id="control18" form:label="Adresse:" form:for="control19"/>
          <form:textarea form:name="AddressField" form:control-implementation="ooo:com.sun.star.form.component.TextField" xml:id="control19" form:id="control19" form:tab-index="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SkillsPro" form:control-implementation="ooo:com.sun.star.form.component.FixedText" xml:id="control20" form:id="control20" form:label="Compétences professionnelles, expertises:" form:for="control21"/>
          <form:textarea form:name="SkillsProField" form:control-implementation="ooo:com.sun.star.form.component.TextField" xml:id="control21" form:id="control21" form:title="Compétences professionnelles, domaines d'expertise" form:tab-index="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Compétences professionnelles, domaines d'expertise"/>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fixed-text form:name="SkillsExtraPro" form:control-implementation="ooo:com.sun.star.form.component.FixedText" xml:id="control22" form:id="control22" form:label="Compétences extra-professionnelles, connaissances:" form:title="Compétences extra-professionnelles, connaissances, langues parlées" form:for="control23">
            <form:properties>
              <form:property form:property-name="HelpText" office:value-type="string" office:string-value="Compétences extra-professionnelles, connaissances, langues parlées"/>
            </form:properties>
          </form:fixed-text>
          <form:textarea form:name="SkillsExtraProFields" form:control-implementation="ooo:com.sun.star.form.component.TextField" xml:id="control23" form:id="control23" form:title="Compétences extra-professionnelles, connaissances, langues parlées" form:tab-inde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Compétences extra-professionnelles, connaissances, langues parlées"/>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fixed-text form:name="Equipment" form:control-implementation="ooo:com.sun.star.form.component.FixedText" xml:id="control24" form:id="control24" form:label="Matériel et Equipements:" form:title="Matériel pouvant rendre service au collectif (ex : matériel médical, outillage construction, outillage potager, tronçonneuse, poste a souder, groupe électrogène, pelleteuse, tracteur, treuil, talkie walkie , poste CB, container, serres, treuils, etc.) Précision : il ne s’agit pas de prêter du matériel, qui risquerait d’être abîmé, mais d’apporter soi-même l’aide avec ce matériel." form:for="control25">
            <form:properties>
              <form:property form:property-name="HelpText" office:value-type="string" office:string-value="Matériel pouvant rendre service au collectif (ex : matériel médical, outillage construction, outillage potager, tronçonneuse, poste a souder, groupe électrogène, pelleteuse, tracteur, treuil, talkie walkie , poste CB, container, serres, treuils, etc.) Précision : il ne s’agit pas de prêter du matériel, qui risquerait d’être abîmé, mais d’apporter soi-même l’aide avec ce matériel."/>
            </form:properties>
          </form:fixed-text>
          <form:textarea form:name="EquipmentField" form:control-implementation="ooo:com.sun.star.form.component.TextField" xml:id="control25" form:id="control25" form:title="Matériel pouvant rendre service au collectif (ex : matériel médical, outillage construction, outillage potager, tronçonneuse, poste a souder, groupe électrogène, pelleteuse, tracteur, treuil, talkie walkie , poste CB, container, serres, treuils, etc.) Précision : il ne s’agit pas de prêter du matériel, qui risquerait d’être abîmé, mais d’apporter soi-même l’aide avec ce matériel." form:tab-index="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Matériel pouvant rendre service au collectif (ex : matériel médical, outillage construction, outillage potager, tronçonneuse, poste a souder, groupe électrogène, pelleteuse, tracteur, treuil, talkie walkie , poste CB, container, serres, treuils, etc.) Précision : il ne s’agit pas de prêter du matériel, qui risquerait d’être abîmé, mais d’apporter soi-même l’aide avec ce matériel."/>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fixed-text form:name="Vehicles" form:control-implementation="ooo:com.sun.star.form.component.FixedText" xml:id="control26" form:id="control26" form:label="Véhicules:" form:title="voiture, 4x4, fourgon/van, poids lourd, moto, vélo, remorque, charrette, ânes, chevaux, barque, bateau, canoe, etc." form:for="control27">
            <form:properties>
              <form:property form:property-name="HelpText" office:value-type="string" office:string-value="voiture, 4x4, fourgon/van, poids lourd, moto, vélo, remorque, charrette, ânes, chevaux, barque, bateau, canoe, etc."/>
            </form:properties>
          </form:fixed-text>
          <form:textarea form:name="VehiclesField" form:control-implementation="ooo:com.sun.star.form.component.TextField" xml:id="control27" form:id="control27" form:title="voiture, 4x4, fourgon/van, poids lourd, moto, vélo, remorque, charrette, ânes, chevaux, barque, bateau, canoe, etc." form:tab-index="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voiture, 4x4, fourgon/van, poids lourd, moto, vélo, remorque, charrette, ânes, chevaux, barque, bateau, canoe, etc."/>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fixed-text form:name="PeopleUnderCare" form:control-implementation="ooo:com.sun.star.form.component.FixedText" xml:id="control28" form:id="control28" form:label="Personnes à charge:" form:title="nombre d'enfants (classes?), malades (conditions spécifiques), personnes agées dépendantes..." form:for="control29">
            <form:properties>
              <form:property form:property-name="HelpText" office:value-type="string" office:string-value="nombre d'enfants (classes?), malades (conditions spécifiques), personnes agées dépendantes..."/>
            </form:properties>
          </form:fixed-text>
          <form:text form:name="PeopleUnderCareField" form:control-implementation="ooo:com.sun.star.form.component.TextField" xml:id="control29" form:id="control29" form:title="nombre d'enfants (classes?), malades (conditions spécifiques), personnes agées dépendantes..."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nombre d'enfants (classes?), malades (conditions spécifiques), personnes agées dépendantes..."/>
              <form:property form:property-name="HideInactiveSelection" office:value-type="boolean" office:boolean-value="false"/>
              <form:property form:property-name="ObjIDinMSO" office:value-type="float" office:value="65535"/>
            </form:properties>
          </form:text>
          <form:checkbox form:name="MaleCheck" form:control-implementation="ooo:com.sun.star.form.component.CheckBox" xml:id="control30" form:id="control30" form:label="homm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emaleCheck" form:control-implementation="ooo:com.sun.star.form.component.CheckBox" xml:id="control31" form:id="control31" form:label="femm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Associations" form:control-implementation="ooo:com.sun.star.form.component.FixedText" xml:id="control32" form:id="control32" form:label="Vie associative:" form:title="autres reseaux/associations" form:for="control33">
            <form:properties>
              <form:property form:property-name="HelpText" office:value-type="string" office:string-value="autres reseaux/associations"/>
            </form:properties>
          </form:fixed-text>
          <form:text form:name="AssociationsField" form:control-implementation="ooo:com.sun.star.form.component.TextField" xml:id="control33" form:id="control33" form:title="autres reseaux/associations"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autres reseaux/associations"/>
              <form:property form:property-name="HideInactiveSelection" office:value-type="boolean" office:boolean-value="false"/>
              <form:property form:property-name="ObjIDinMSO" office:value-type="float" office:value="65535"/>
            </form:properties>
          </form:text>
          <form:fixed-text form:name="ResourcesWE" form:control-implementation="ooo:com.sun.star.form.component.FixedText" xml:id="control34" form:id="control34" form:label="Ressources Eau/Energie:" form:title="Ressources eau/énergies (puit/source/ruisseau, filtration, panneaux solaires/eoliennes/groupe electrogene, stockage eau/carburant/gaz/bois/elec)" form:for="control35">
            <form:properties>
              <form:property form:property-name="HelpText" office:value-type="string" office:string-value="Ressources eau/énergies (puit/source/ruisseau, filtration, panneaux solaires/eoliennes/groupe electrogene, stockage eau/carburant/gaz/bois/elec)"/>
            </form:properties>
          </form:fixed-text>
          <form:text form:name="ResourcesWEField" form:control-implementation="ooo:com.sun.star.form.component.TextField" xml:id="control35" form:id="control35" form:title="Ressources eau/énergies (puit/source/ruisseau, filtration, panneaux solaires/eoliennes/groupe electrogene, stockage eau/carburant/gaz/bois/elec)"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Ressources eau/énergies (puit/source/ruisseau, filtration, panneaux solaires/eoliennes/groupe electrogene, stockage eau/carburant/gaz/bois/elec)"/>
              <form:property form:property-name="HideInactiveSelection" office:value-type="boolean" office:boolean-value="false"/>
              <form:property form:property-name="ObjIDinMSO" office:value-type="float" office:value="65535"/>
            </form:properties>
          </form:text>
          <form:fixed-text form:name="WeeklyAvailability" form:control-implementation="ooo:com.sun.star.form.component.FixedText" xml:id="control36" form:id="control36" form:label="Temps dispo hebdo:" form:title="temps disponible hebdomadaire indicatif" form:for="control37">
            <form:properties>
              <form:property form:property-name="HelpText" office:value-type="string" office:string-value="temps disponible hebdomadaire indicatif"/>
            </form:properties>
          </form:fixed-text>
          <form:text form:name="WeeklyAvailabilityField" form:control-implementation="ooo:com.sun.star.form.component.TextField" xml:id="control37" form:id="control37" form:title="temps disponible hebdomadaire indicatif"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temps disponible hebdomadaire indicatif"/>
              <form:property form:property-name="HideInactiveSelection" office:value-type="boolean" office:boolean-value="false"/>
              <form:property form:property-name="ObjIDinMSO" office:value-type="float" office:value="65535"/>
            </form:properties>
          </form:text>
          <form:fixed-text form:name="Housing" form:control-implementation="ooo:com.sun.star.form.component.FixedText" xml:id="control38" form:id="control38" form:label="Capacité d'accueil:" form:title="Capacités d’hébergement à court, moyen ou long terme, parking" form:for="control39">
            <form:properties>
              <form:property form:property-name="HelpText" office:value-type="string" office:string-value="Capacités d’hébergement à court, moyen ou long terme, parking"/>
            </form:properties>
          </form:fixed-text>
          <form:textarea form:name="HousingField" form:control-implementation="ooo:com.sun.star.form.component.TextField" xml:id="control39" form:id="control39" form:title="Capacités d’hébergement à court, moyen ou long terme, parking"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Capacités d’hébergement à court, moyen ou long terme, parking"/>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fixed-text form:name="Land" form:control-implementation="ooo:com.sun.star.form.component.FixedText" xml:id="control40" form:id="control40" form:label="Terrains exploitables:" form:title="Terrains cultivés/cultivables, serres" form:for="control41">
            <form:properties>
              <form:property form:property-name="HelpText" office:value-type="string" office:string-value="Terrains cultivés/cultivables, serres"/>
            </form:properties>
          </form:fixed-text>
          <form:textarea form:name="LandField" form:control-implementation="ooo:com.sun.star.form.component.TextField" xml:id="control41" form:id="control41" form:title="Terrains cultivés/cultivables, serres"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Terrains cultivés/cultivables, serres"/>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Shape1" draw:style-name="gr8" draw:text-style-name="P10" svg:width="5.3161in" svg:height="0.8315in" svg:x="0.6882in" svg:y="-0.0575in"><draw:text-box><text:p text:style-name="P6"><text:span text:style-name="T4">Fiche de renseignements SOLARIS</text:span></text:p></draw:text-box></draw:frame></text:p>
      <text:p text:style-name="Standard"><draw:frame text:anchor-type="paragraph" draw:z-index="33" draw:name="Shape6" draw:style-name="gr5" draw:text-style-name="P7" svg:width="2.363in" svg:height="0.1976in" svg:x="2.1654in" svg:y="0.1598in"><draw:text-box><text:p text:style-name="P6"><text:span text:style-name="T2"><text:a xlink:href="https://solaris-france.org/" xlink:type="simple">https://solaris-france.org/</text:a></text:span></text:p></draw:text-box></draw:frame><draw:control text:anchor-type="paragraph" draw:z-index="1" draw:name="Shape2_1" draw:style-name="gr2" draw:text-style-name="P2" svg:width="1.378in" svg:height="0.1969in" svg:x="0in" svg:y="2.3673in" draw:control="control1"/><draw:control text:anchor-type="paragraph" draw:z-index="2" draw:name="Shape3_1" draw:style-name="gr1" draw:text-style-name="P1" svg:width="2.1657in" svg:height="0.1969in" svg:x="0.9839in" svg:y="2.3673in" draw:control="control2"/><draw:control text:anchor-type="paragraph" draw:z-index="3" draw:name="Shape2_2" draw:style-name="gr2" draw:text-style-name="P2" svg:width="1.378in" svg:height="0.1969in" svg:x="3.5437in" svg:y="2.3673in" draw:control="control3"/><draw:control text:anchor-type="paragraph" draw:z-index="4" draw:name="Shape3_2" draw:style-name="gr1" draw:text-style-name="P1" svg:width="2.1657in" svg:height="0.1969in" svg:x="4.528in" svg:y="2.3673in" draw:control="control4"/><draw:control text:anchor-type="paragraph" draw:z-index="5" draw:name="Shape2" draw:style-name="gr2" draw:text-style-name="P2" svg:width="1.378in" svg:height="0.1969in" svg:x="0in" svg:y="1.1862in" draw:control="control5"/><draw:control text:anchor-type="paragraph" draw:z-index="6" draw:name="Shape3" draw:style-name="gr1" draw:text-style-name="P1" svg:width="2.1657in" svg:height="0.1969in" svg:x="0.9839in" svg:y="1.1862in" draw:control="control6"/><draw:control text:anchor-type="paragraph" draw:z-index="7" draw:name="Shape2_0" draw:style-name="gr2" draw:text-style-name="P2" svg:width="1.378in" svg:height="0.1969in" svg:x="3.5437in" svg:y="1.1862in" draw:control="control7"/><draw:control text:anchor-type="paragraph" draw:z-index="8" draw:name="Shape3_0" draw:style-name="gr1" draw:text-style-name="P1" svg:width="2.1657in" svg:height="0.1969in" svg:x="4.528in" svg:y="1.1862in" draw:control="control8"/><draw:control text:anchor-type="paragraph" draw:z-index="9" draw:name="Shape2_5" draw:style-name="gr2" draw:text-style-name="P2" svg:width="1.378in" svg:height="0.1969in" svg:x="0in" svg:y="3.1547in" draw:control="control9"/><draw:control text:anchor-type="paragraph" draw:z-index="10" draw:name="Shape2_6" draw:style-name="gr2" draw:text-style-name="P2" svg:width="1.378in" svg:height="0.1969in" svg:x="3.5437in" svg:y="3.1547in" draw:control="control10"/><draw:control text:anchor-type="paragraph" draw:z-index="11" draw:name="Shape3_6" draw:style-name="gr1" draw:text-style-name="P1" svg:width="2.1657in" svg:height="0.1969in" svg:x="4.528in" svg:y="3.1547in" draw:control="control11"/><draw:control text:anchor-type="paragraph" draw:z-index="12" draw:name="Shape2_3" draw:style-name="gr2" draw:text-style-name="P2" svg:width="1.378in" svg:height="0.1969in" svg:x="0in" svg:y="2.761in" draw:control="control12"/><draw:control text:anchor-type="paragraph" draw:z-index="13" draw:name="Shape3_3" draw:style-name="gr7" draw:text-style-name="P1" svg:width="2.1657in" svg:height="0.1969in" svg:x="0.9839in" svg:y="2.761in" draw:control="control13"/><draw:control text:anchor-type="paragraph" draw:z-index="14" draw:name="Shape2_4" draw:style-name="gr2" draw:text-style-name="P2" svg:width="1.378in" svg:height="0.1969in" svg:x="3.5437in" svg:y="2.761in" draw:control="control14"/><draw:control text:anchor-type="paragraph" draw:z-index="15" draw:name="Shape3_4" draw:style-name="gr1" draw:text-style-name="P1" svg:width="2.1657in" svg:height="0.1969in" svg:x="4.528in" svg:y="2.761in" draw:control="control15"/><draw:control text:anchor-type="paragraph" draw:z-index="16" draw:name="Shape2_7" draw:style-name="gr2" draw:text-style-name="P2" svg:width="1.378in" svg:height="0.1969in" svg:x="0in" svg:y="1.5799in" draw:control="control16"/><draw:control text:anchor-type="paragraph" draw:z-index="17" draw:name="Shape3_5" draw:style-name="gr1" draw:text-style-name="P1" svg:width="2.1657in" svg:height="0.1969in" svg:x="0.9839in" svg:y="1.5799in" draw:control="control17"/><draw:control text:anchor-type="paragraph" draw:z-index="18" draw:name="Shape2_8" draw:style-name="gr2" draw:text-style-name="P2" svg:width="1.378in" svg:height="0.1969in" svg:x="3.5437in" svg:y="1.5799in" draw:control="control18"/><draw:control text:anchor-type="paragraph" draw:z-index="19" draw:name="Shape3_7" draw:style-name="gr1" draw:text-style-name="P1" svg:width="2.1657in" svg:height="0.6004in" svg:x="4.528in" svg:y="1.5799in" draw:control="control19"/><draw:control text:anchor-type="paragraph" draw:z-index="20" draw:name="Shape2_9" draw:style-name="gr2" draw:text-style-name="P2" svg:width="3.1496in" svg:height="0.1969in" svg:x="0in" svg:y="3.7756in" draw:control="control20"/><draw:control text:anchor-type="paragraph" draw:z-index="21" draw:name="Shape3_8" draw:style-name="gr1" draw:text-style-name="P1" svg:width="5.7094in" svg:height="0.6004in" svg:x="0.9839in" svg:y="3.972in" draw:control="control21"/><draw:control text:anchor-type="paragraph" draw:z-index="22" draw:name="Shape2_10" draw:style-name="gr2" draw:text-style-name="P2" svg:width="3.1496in" svg:height="0.1969in" svg:x="0in" svg:y="4.6028in" draw:control="control22"/><draw:control text:anchor-type="paragraph" draw:z-index="23" draw:name="Shape3_9" draw:style-name="gr1" draw:text-style-name="P1" svg:width="5.7094in" svg:height="0.6004in" svg:x="0.9839in" svg:y="4.7992in" draw:control="control23"/><draw:control text:anchor-type="paragraph" draw:z-index="24" draw:name="Shape2_11" draw:style-name="gr2" draw:text-style-name="P2" svg:width="3.1496in" svg:height="0.1969in" svg:x="0in" svg:y="5.3882in" draw:control="control24"/><draw:control text:anchor-type="paragraph" draw:z-index="25" draw:name="Shape3_10" draw:style-name="gr1" draw:text-style-name="P1" svg:width="5.7094in" svg:height="0.6004in" svg:x="0.9839in" svg:y="5.5846in" draw:control="control25"/><draw:control text:anchor-type="paragraph" draw:z-index="26" draw:name="Shape2_12" draw:style-name="gr2" draw:text-style-name="P2" svg:width="3.1496in" svg:height="0.1969in" svg:x="0in" svg:y="6.2571in" draw:control="control26"/><draw:control text:anchor-type="paragraph" draw:z-index="27" draw:name="Shape3_11" draw:style-name="gr1" draw:text-style-name="P1" svg:width="5.7094in" svg:height="0.6004in" svg:x="0.9839in" svg:y="6.4535in" draw:control="control27"/><draw:control text:anchor-type="paragraph" draw:z-index="28" draw:name="Shape2_14" draw:style-name="gr2" draw:text-style-name="P2" svg:width="1.378in" svg:height="0.1969in" svg:x="0in" svg:y="3.528in" draw:control="control28"/><draw:control text:anchor-type="paragraph" draw:z-index="29" draw:name="Shape3_13" draw:style-name="gr1" draw:text-style-name="P1" svg:width="5.7094in" svg:height="0.1969in" svg:x="0.9839in" svg:y="3.528in" draw:control="control29"/><draw:control text:anchor-type="paragraph" draw:z-index="30" draw:name="Shape4" draw:style-name="gr2" draw:text-style-name="P9" svg:width="1.1815in" svg:height="0.1969in" svg:x="0.9839in" svg:y="3.1547in" draw:control="control30"/><draw:control text:anchor-type="paragraph" draw:z-index="31" draw:name="Shape4_0" draw:style-name="gr2" draw:text-style-name="P9" svg:width="1.1815in" svg:height="0.1969in" svg:x="1.7717in" svg:y="3.1547in" draw:control="control31"/><draw:frame text:anchor-type="paragraph" draw:z-index="32" draw:name="Shape5" draw:style-name="gr6" draw:text-style-name="P8" svg:width="6.6941in" svg:height="0.4323in" svg:x="-0.0008in" svg:y="0.4929in"><draw:text-box><text:p><text:span text:style-name="T3">Aucune <text:s/>donnée des fiches de renseignements n’est publique. Ces fiches servent à alimenter l’annuaire local, qui jamais ne sort des mains des référents de la Cellule locale qui en ont la charge. Cet annuaire n’est pas connu non plus des coordinateurs du département.</text:span></text:p></draw:text-box></draw:frame><draw:frame text:anchor-type="paragraph" draw:z-index="34" draw:name="Shape7" draw:style-name="gr4" draw:text-style-name="P5" svg:width="2.363in" svg:height="0.1969in" svg:x="-0.0008in" svg:y="0.989in"><draw:text-box><text:p text:style-name="P4"><text:span text:style-name="T1">* champs nécessaires</text:span></text:p></draw:text-box></draw:frame><draw:control text:anchor-type="paragraph" draw:z-index="35" draw:name="Shape2_15" draw:style-name="gr2" draw:text-style-name="P2" svg:width="1.378in" svg:height="0.1969in" svg:x="0in" svg:y="9.4902in" draw:control="control32"/><draw:control text:anchor-type="paragraph" draw:z-index="36" draw:name="Shape3_14" draw:style-name="gr1" draw:text-style-name="P1" svg:width="5.7094in" svg:height="0.1969in" svg:x="0.9839in" svg:y="9.4902in" draw:control="control33"/><draw:control text:anchor-type="paragraph" draw:z-index="37" draw:name="Shape2_16" draw:style-name="gr2" draw:text-style-name="P2" svg:width="1.378in" svg:height="0.1969in" svg:x="0in" svg:y="8.5756in" draw:control="control34"/><draw:control text:anchor-type="paragraph" draw:z-index="38" draw:name="Shape3_15" draw:style-name="gr1" draw:text-style-name="P1" svg:width="5.7094in" svg:height="0.6004in" svg:x="0.9839in" svg:y="8.7819in" draw:control="control35"/><draw:control text:anchor-type="paragraph" draw:z-index="39" draw:name="Shape2_17" draw:style-name="gr2" draw:text-style-name="P2" svg:width="1.378in" svg:height="0.1969in" svg:x="0in" svg:y="9.7654in" draw:control="control36"/><draw:control text:anchor-type="paragraph" draw:z-index="40" draw:name="Shape3_16" draw:style-name="gr1" draw:text-style-name="P1" svg:width="5.7094in" svg:height="0.1969in" svg:x="0.9839in" svg:y="9.7654in" draw:control="control37"/><draw:frame text:anchor-type="paragraph" draw:z-index="41" draw:name="Shape8" draw:style-name="gr3" draw:text-style-name="P3" svg:width="5.9067in" svg:height="0.2831in" svg:x="0.9839in" svg:y="6.1866in"><draw:text-box><text:p><text:span text:style-name="T1">Précision : il ne s’agit pas de prêter du matériel, qui risquerait d’être abîmé, mais d’apporter soi-même l’aide avec ce matériel.</text:span></text:p></draw:text-box></draw:frame><draw:control text:anchor-type="paragraph" draw:z-index="42" draw:name="Shape2_13" draw:style-name="gr2" draw:text-style-name="P2" svg:width="3.1496in" svg:height="0.1969in" svg:x="0in" svg:y="7.0654in" draw:control="control38"/><draw:control text:anchor-type="paragraph" draw:z-index="43" draw:name="Shape3_12" draw:style-name="gr1" draw:text-style-name="P1" svg:width="5.7094in" svg:height="0.6004in" svg:x="0.9839in" svg:y="7.2618in" draw:control="control39"/><draw:control text:anchor-type="paragraph" draw:z-index="44" draw:name="Shape2_18" draw:style-name="gr2" draw:text-style-name="P2" svg:width="3.1496in" svg:height="0.1969in" svg:x="0in" svg:y="7.8319in" draw:control="control40"/><draw:control text:anchor-type="paragraph" draw:z-index="45" draw:name="Shape3_17" draw:style-name="gr1" draw:text-style-name="P1" svg:width="5.7094in" svg:height="0.6004in" svg:x="0.9839in" svg:y="8.0283in" draw:control="control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adornments="Regular" style:font-family-generic="swiss"/>
    <style:font-face style:name="Arial Unicode MS1" svg:font-family="'Arial Unicode M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15T16:34:34.567819950</meta:creation-date>
    <meta:editing-cycles>21</meta:editing-cycles>
    <meta:editing-duration>P7DT11H12M53S</meta:editing-duration>
    <dc:subject>fiche de renseignement pour annuaire local SOLARIS</dc:subject>
    <dc:title>Fiche Renseignement Annuaire SOLARIS</dc:title>
    <dc:date>2022-03-16T04:53:08.502662955</dc:date>
    <meta:generator>LibreOffice/7.0.3.1$MacOSX_X86_64 LibreOffice_project/d7547858d014d4cf69878db179d326fc3483e082</meta:generator>
    <meta:keyword>fiche renseignement annuaire SOLARIS</meta:keyword>
    <dc:description>Aucune  donnée des fiches de renseignements n’est publique. Ces fiches servent à alimenter l’annuaire local, qui jamais ne sort des mains des référents de la Cellule locale qui en ont la charge. Cet annuaire n’est pas connu non plus des coordinateurs du département.</dc:description>
    <meta:document-statistic meta:table-count="0" meta:image-count="0" meta:object-count="0" meta:page-count="1" meta:paragraph-count="0" meta:word-count="0" meta:character-count="0" meta:non-whitespace-character-count="0"/>
  </office:meta>
</office:document-meta>
</file>